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48.8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ax_binary_accuracy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_F_exp64</text:p>
          </table:table-cell>
          <table:table-cell office:value-type="string" calcext:value-type="string">
            <text:p>13_F.v1.l0.ds1.l_combo0.ds_combo1.idays60.odays1</text:p>
          </table:table-cell>
          <table:table-cell office:value-type="float" office:value="0.933333337306976" calcext:value-type="float">
            <text:p>0.93333333730697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_C_exp64</text:p>
          </table:table-cell>
          <table:table-cell office:value-type="string" calcext:value-type="string">
            <text:p>13_C.v1.l0.ds1.l_combo0.ds_combo3.idays60.odays7</text:p>
          </table:table-cell>
          <table:table-cell office:value-type="float" office:value="0.921369910240173" calcext:value-type="float">
            <text:p>0.921369910240173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_C_exp64</text:p>
          </table:table-cell>
          <table:table-cell office:value-type="string" calcext:value-type="string">
            <text:p>13_C.v1.l0.ds1.l_combo0.ds_combo4.idays30.odays7</text:p>
          </table:table-cell>
          <table:table-cell office:value-type="float" office:value="0.914794266223908" calcext:value-type="float">
            <text:p>0.91479426622390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formula="of:=AVERAGE([.D2:.D4])" office:value-type="float" office:value="0.923165837923686" calcext:value-type="float">
            <text:p>0.92316583792368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4"/>
          <table:table-cell table:formula="of:=MIN([.D2:.D4])" office:value-type="float" office:value="0.914794266223908" calcext:value-type="float">
            <text:p>0.914794266223908</text:p>
          </table:table-cell>
          <table:table-cell table:formula="of:=MAX([.D2:.D4])" office:value-type="float" office:value="0.933333337306976" calcext:value-type="float">
            <text:p>0.9333333373069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5:23:23.476679206</dc:date>
    <meta:editing-duration>PT1M24S</meta:editing-duration>
    <meta:editing-cycles>1</meta:editing-cycles>
    <meta:document-statistic meta:table-count="1" meta:cell-count="29" meta:object-count="0"/>
    <meta:generator>LibreOffice/6.0.7.3$Linux_X86_64 LibreOffice_project/00m0$Build-3</meta:generator>
  </office:meta>
</office:document-meta>
</file>